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9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756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1.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Emotion</text:p>
          </table:table-cell>
          <table:table-cell office:value-type="string" calcext:value-type="string">
            <text:p>big-6</text:p>
          </table:table-cell>
          <table:table-cell office:value-type="string" calcext:value-type="string">
            <text:p>everyday-categories</text:p>
          </table:table-cell>
          <table:table-cell office:value-type="string" calcext:value-type="string">
            <text:p>occ-categories</text:p>
          </table:table-cell>
          <table:table-cell office:value-type="string" calcext:value-type="string">
            <text:p>fsre-categories</text:p>
          </table:table-cell>
          <table:table-cell office:value-type="string" calcext:value-type="string">
            <text:p>frijda-categories</text:p>
          </table:table-cell>
          <table:table-cell office:value-type="string" calcext:value-type="string">
            <text:p>extra-emotions-1</text:p>
          </table:table-cell>
          <table:table-cell office:value-type="string" calcext:value-type="string">
            <text:p>extra-emotions-2</text:p>
          </table:table-cell>
          <table:table-cell office:value-type="string" calcext:value-type="string">
            <text:p>extra-emotions-3</text:p>
          </table:table-cell>
        </table:table-row>
        <table:table-row table:style-name="ro1">
          <table:table-cell office:value-type="string" calcext:value-type="string">
            <text:p>abhorr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stin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eptan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mir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ffe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grav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gressive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on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ien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oof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ter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us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er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s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icipation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ipath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xie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ath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raisal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reci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ous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roganc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mil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w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hful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m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red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ver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mne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st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erful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erc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ss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romi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cer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den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orm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us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on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empt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entmen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ari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etous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rios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enc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ni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press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ir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pai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lig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mension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appointmen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gu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sonance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tr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ea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stas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gines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o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barrass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ath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ur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joymen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lightenmen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husias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vy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oticis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uphori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cit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haus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uberan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miliar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olish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llantr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utton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tification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titu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d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ief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ppin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mon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t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t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nor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p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mble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milit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gnor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fferenc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ucemen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ulg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noc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pir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es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rit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ol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alous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y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nd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beral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veli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v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ck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nac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s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i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lanchol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s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tiv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rvous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stalgi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ic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ien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man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suas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turbat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easu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g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lie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mor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roa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nt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ignat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dne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isfac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nsitiv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en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ck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oth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brie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olid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ubborn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rpri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oughtful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ler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ump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st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fic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id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nde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ath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42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Sheet1.A1:Sheet1.I15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1">00/00/0000</text:date>, <text:time style:data-style-name="N2" text:time-value="01:29:55.4540225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5T22:23:04.834221537</meta:creation-date>
    <dc:date>2016-07-31T01:33:35.468147567</dc:date>
    <meta:editing-duration>PT25M46S</meta:editing-duration>
    <meta:editing-cycles>42</meta:editing-cycles>
    <meta:generator>LibreOffice/4.2.8.2$Linux_X86_64 LibreOffice_project/420m0$Build-2</meta:generator>
    <meta:document-statistic meta:table-count="1" meta:cell-count="1377" meta:object-count="0"/>
  </office:meta>
</office:document-meta>
</file>